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H</mi>
        <mrow>
          <mn>1</mn>
          <mi>t</mi>
        </mrow>
        <mtext>D</mtext>
      </msubsup>
      <mrow>
        <mo stretchy="false">(</mo>
        <mrow>
          <mi>t</mi>
        </mrow>
        <mo stretchy="false">)</mo>
      </mrow>
      <mrow>
        <mi/>
        <mo stretchy="false">=</mo>
        <mi/>
      </mrow>
      <mi>exp</mi>
      <mi/>
      <mfenced open="(" close=")">
        <mrow>
          <mfrac>
            <mtext>i</mtext>
            <mo stretchy="false">ℏ</mo>
          </mfrac>
          <mi/>
          <msub>
            <mi>H</mi>
            <mn>0</mn>
          </msub>
          <mi/>
          <mrow>
            <mo stretchy="false">(</mo>
            <mrow>
              <mi>t</mi>
              <mrow>
                <mi/>
                <mo stretchy="false">−</mo>
                <mi/>
              </mrow>
              <msub>
                <mi>t</mi>
                <mn>0</mn>
              </msub>
            </mrow>
            <mo stretchy="false">)</mo>
          </mrow>
        </mrow>
      </mfenced>
      <mi/>
      <msub>
        <mi>H</mi>
        <mrow>
          <mn>1</mn>
          <mi>t</mi>
        </mrow>
      </msub>
      <mi/>
      <mi>exp</mi>
      <mi/>
      <mfenced open="(" close=")">
        <mrow>
          <mrow>
            <mo stretchy="false">−</mo>
            <mi/>
          </mrow>
          <mrow>
            <mfrac>
              <mtext>i</mtext>
              <mo stretchy="false">ℏ</mo>
            </mfrac>
          </mrow>
          <mi/>
          <msub>
            <mi>H</mi>
            <mn>0</mn>
          </msub>
          <mrow>
            <mo stretchy="false">(</mo>
            <mrow>
              <mi>t</mi>
              <mrow>
                <mi/>
                <mo stretchy="false">−</mo>
                <mi/>
              </mrow>
              <msub>
                <mi>t</mi>
                <mn>0</mn>
              </msub>
            </mrow>
            <mo stretchy="false">)</mo>
          </mrow>
        </mrow>
      </mfenced>
    </mrow>
    <annotation encoding="StarMath 5.0">alignc H ^"D" _{1 t} (t) ~=~ 
exp 
` 
left ( 
 "i" over hbar ` H _0 ` (t ~-~ t _0) 
right ) 
~ H _{1 t} ~ 
exp 
` 
left ( 
 - ` {"i" over hbar} ` H _0 (t ~-~ t _0) 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18:58.158000000</meta:creation-date>
    <meta:generator>LibreOffice/4.1.4.2$Windows_x86 LibreOffice_project/0a0440ccc0227ad9829de5f46be37cfb6edcf72</meta:generator>
  </office:meta>
</office:document-meta>
</file>